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xEmptyCo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1.1547in"/>
    </style:style>
    <style:style style:name="co3" style:family="table-column">
      <style:table-column-properties fo:break-before="auto" style:column-width="0.9591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6154in"/>
    </style:style>
    <style:style style:name="co13" style:family="table-column">
      <style:table-column-properties fo:break-before="auto" style:column-width="0.8382in"/>
    </style:style>
    <style:style style:name="co14" style:family="table-column">
      <style:table-column-properties fo:break-before="auto" style:column-width="0.8083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0.8465in"/>
    </style:style>
    <style:style style:name="co17" style:family="table-column">
      <style:table-column-properties fo:break-before="auto" style:column-width="1.411in"/>
    </style:style>
    <style:style style:name="co18" style:family="table-column">
      <style:table-column-properties fo:break-before="auto" style:column-width="1.14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3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 style:data-style-name="N3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 style:data-style-name="N3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 style:data-style-name="N3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 style:data-style-name="N3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 style:data-style-name="N2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66" style:family="table-cell" style:parent-style-name="Default" style:data-style-name="N2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 style:data-style-name="N2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Yes&quot;" style:apply-style-name="Untitled1" style:base-cell-address=""/>
      <style:map style:condition="cell-content()=&quot;No&quot;" style:apply-style-name="Untitled2" style:base-cell-address=""/>
    </style:style>
    <style:style style:name="ce3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map style:condition="cell-content()=&quot;Yes&quot;" style:apply-style-name="Untitled1" style:base-cell-address=""/>
      <style:map style:condition="cell-content()=&quot;No&quot;" style:apply-style-name="Untitled2" style:base-cell-address=""/>
    </style:style>
    <style:style style:name="ce58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84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 style:data-style-name="N8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4"/>
    <style:style style:name="ce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84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v2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number-columns-repeated="2" table:default-cell-style-name="ce14"/>
        <table:table-column table:style-name="co4" table:default-cell-style-name="ce47"/>
        <table:table-column table:style-name="co5" table:default-cell-style-name="ce51"/>
        <table:table-column table:style-name="co6" table:default-cell-style-name="ce30"/>
        <table:table-column table:style-name="co1" table:default-cell-style-name="ce57"/>
        <table:table-column table:style-name="co7" table:default-cell-style-name="ce61"/>
        <table:table-column table:style-name="co8" table:default-cell-style-name="ce65"/>
        <table:table-column table:style-name="co9" table:visibility="collapse" table:default-cell-style-name="ce42"/>
        <table:table-column table:style-name="co10" table:number-columns-repeated="16" table:default-cell-style-name="Default"/>
        <table:table-column table:style-name="co10" table:number-columns-repeated="995" table:default-cell-style-name="ce14"/>
        <table:table-row table:style-name="ro1">
          <table:table-cell table:style-name="ce13" office:value-type="string" calcext:value-type="string">
            <text:p>Discipline</text:p>
          </table:table-cell>
          <table:table-cell table:style-name="ce13" office:value-type="string" calcext:value-type="string">
            <text:p>Brief Description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# of Question</text:p>
          </table:table-cell>
          <table:table-cell table:style-name="ce13" office:value-type="string" calcext:value-type="string">
            <text:p>Best record</text:p>
          </table:table-cell>
          <table:table-cell table:style-name="ce13" office:value-type="string" calcext:value-type="string">
            <text:p>Current record</text:p>
          </table:table-cell>
          <table:table-cell table:style-name="ce24" office:value-type="string" calcext:value-type="string">
            <text:p># Days Since Last Attempt</text:p>
          </table:table-cell>
          <table:table-cell table:style-name="ce32" office:value-type="string" calcext:value-type="string">
            <text:p>Evaluation function</text:p>
          </table:table-cell>
          <table:table-cell table:style-name="ce29" office:value-type="string" calcext:value-type="string">
            <text:p>Last Attempt Was Without Help</text:p>
          </table:table-cell>
          <table:table-cell table:style-name="ce58" office:value-type="string" calcext:value-type="string">
            <text:p># of Total Attempts</text:p>
          </table:table-cell>
          <table:table-cell table:style-name="ce71" office:value-type="string" calcext:value-type="string">
            <text:p># of Attempts without help</text:p>
          </table:table-cell>
          <table:table-cell table:style-name="ce76" office:value-type="string" calcext:value-type="string">
            <text:p># of Attempts with help</text:p>
          </table:table-cell>
          <table:table-cell table:style-name="ce40" office:value-type="string" calcext:value-type="string">
            <text:p>Date of creation</text:p>
          </table:table-cell>
          <table:table-cell table:style-name="ce43" office:value-type="date" office:date-value="2025-02-21" calcext:value-type="date">
            <text:p>2025-02-21</text:p>
          </table:table-cell>
          <table:table-cell table:style-name="ce43" office:value-type="date" office:date-value="2025-02-20" calcext:value-type="date">
            <text:p>2025-02-20</text:p>
          </table:table-cell>
          <table:table-cell table:style-name="ce43" office:value-type="date" office:date-value="2025-02-19" calcext:value-type="date">
            <text:p>2025-02-19</text:p>
          </table:table-cell>
          <table:table-cell table:style-name="ce43" office:value-type="date" office:date-value="2025-02-18" calcext:value-type="date">
            <text:p>2025-02-18</text:p>
          </table:table-cell>
          <table:table-cell table:style-name="ce43" office:value-type="date" office:date-value="2025-02-17" calcext:value-type="date">
            <text:p>2025-02-17</text:p>
          </table:table-cell>
          <table:table-cell table:style-name="ce43" office:value-type="date" office:date-value="2025-02-16" calcext:value-type="date">
            <text:p>2025-02-16</text:p>
          </table:table-cell>
          <table:table-cell table:style-name="ce43" office:value-type="date" office:date-value="2025-02-15" calcext:value-type="date">
            <text:p>2025-02-15</text:p>
          </table:table-cell>
          <table:table-cell table:style-name="ce43" office:value-type="date" office:date-value="2025-02-14" calcext:value-type="date">
            <text:p>2025-02-14</text:p>
          </table:table-cell>
          <table:table-cell table:style-name="ce43" office:value-type="date" office:date-value="2025-02-13" calcext:value-type="date">
            <text:p>2025-02-13</text:p>
          </table:table-cell>
          <table:table-cell table:style-name="ce43" office:value-type="date" office:date-value="2025-02-12" calcext:value-type="date">
            <text:p>2025-02-12</text:p>
          </table:table-cell>
          <table:table-cell table:style-name="ce43" office:value-type="date" office:date-value="2025-02-11" calcext:value-type="date">
            <text:p>2025-02-11</text:p>
          </table:table-cell>
          <table:table-cell table:style-name="ce43" office:value-type="date" office:date-value="2025-02-10" calcext:value-type="date">
            <text:p>2025-02-10</text:p>
          </table:table-cell>
          <table:table-cell table:style-name="ce43" office:value-type="date" office:date-value="2025-02-09" calcext:value-type="date">
            <text:p>2025-02-09</text:p>
          </table:table-cell>
          <table:table-cell table:style-name="ce43" office:value-type="date" office:date-value="2025-02-08" calcext:value-type="date">
            <text:p>2025-02-08</text:p>
          </table:table-cell>
          <table:table-cell table:style-name="ce43" office:value-type="date" office:date-value="2025-02-07" calcext:value-type="date">
            <text:p>2025-02-07</text:p>
          </table:table-cell>
          <table:table-cell table:style-name="ce43" office:value-type="date" office:date-value="2025-02-06" calcext:value-type="date">
            <text:p>2025-02-06</text:p>
          </table:table-cell>
          <table:table-cell table:style-name="ce43" office:value-type="date" office:date-value="2025-02-05" calcext:value-type="date">
            <text:p>2025-02-05</text:p>
          </table:table-cell>
          <table:table-cell table:style-name="ce43" office:value-type="date" office:date-value="2025-02-04" calcext:value-type="date">
            <text:p>2025-02-04</text:p>
          </table:table-cell>
          <table:table-cell table:style-name="ce43" office:value-type="date" office:date-value="2025-02-03" calcext:value-type="date">
            <text:p>2025-02-03</text:p>
          </table:table-cell>
          <table:table-cell table:style-name="ce43" office:value-type="date" office:date-value="2025-02-02" calcext:value-type="date">
            <text:p>2025-02-02</text:p>
          </table:table-cell>
          <table:table-cell table:style-name="ce43" office:value-type="date" office:date-value="2025-02-01" calcext:value-type="date">
            <text:p>2025-02-01</text:p>
          </table:table-cell>
          <table:table-cell table:style-name="ce43" office:value-type="date" office:date-value="2025-01-31" calcext:value-type="date">
            <text:p>2025-01-31</text:p>
          </table:table-cell>
          <table:table-cell table:style-name="ce43" office:value-type="date" office:date-value="2025-01-30" calcext:value-type="date">
            <text:p>2025-01-30</text:p>
          </table:table-cell>
          <table:table-cell table:style-name="ce43" office:value-type="date" office:date-value="2025-01-29" calcext:value-type="date">
            <text:p>2025-01-29</text:p>
          </table:table-cell>
          <table:table-cell table:style-name="ce43" office:value-type="date" office:date-value="2025-01-28" calcext:value-type="date">
            <text:p>2025-01-28</text:p>
          </table:table-cell>
          <table:table-cell table:style-name="ce43" office:value-type="date" office:date-value="2025-01-27" calcext:value-type="date">
            <text:p>2025-01-27</text:p>
          </table:table-cell>
          <table:table-cell table:style-name="ce43" office:value-type="date" office:date-value="2025-01-26" calcext:value-type="date">
            <text:p>2025-01-26</text:p>
          </table:table-cell>
          <table:table-cell table:style-name="ce43" office:value-type="date" office:date-value="2025-01-25" calcext:value-type="date">
            <text:p>2025-01-25</text:p>
          </table:table-cell>
          <table:table-cell table:style-name="ce43" office:value-type="date" office:date-value="2025-01-24" calcext:value-type="date">
            <text:p>2025-01-24</text:p>
          </table:table-cell>
          <table:table-cell table:style-name="ce43" office:value-type="date" office:date-value="2025-01-23" calcext:value-type="date">
            <text:p>2025-01-23</text:p>
          </table:table-cell>
          <table:table-cell table:style-name="ce43" office:value-type="date" office:date-value="2025-01-22" calcext:value-type="date">
            <text:p>2025-01-22</text:p>
          </table:table-cell>
          <table:table-cell table:style-name="ce43" office:value-type="date" office:date-value="2025-01-21" calcext:value-type="date">
            <text:p>2025-01-21</text:p>
          </table:table-cell>
          <table:table-cell table:style-name="ce43" office:value-type="date" office:date-value="2025-01-20" calcext:value-type="date">
            <text:p>2025-01-20</text:p>
          </table:table-cell>
          <table:table-cell table:style-name="ce43" office:value-type="date" office:date-value="2025-01-19" calcext:value-type="date">
            <text:p>2025-01-19</text:p>
          </table:table-cell>
          <table:table-cell table:style-name="ce43" office:value-type="date" office:date-value="2025-01-18" calcext:value-type="date">
            <text:p>2025-01-18</text:p>
          </table:table-cell>
          <table:table-cell table:style-name="ce43" office:value-type="date" office:date-value="2025-01-17" calcext:value-type="date">
            <text:p>2025-01-17</text:p>
          </table:table-cell>
          <table:table-cell table:style-name="ce43" office:value-type="date" office:date-value="2025-01-16" calcext:value-type="date">
            <text:p>2025-01-16</text:p>
          </table:table-cell>
          <table:table-cell table:style-name="ce43" office:value-type="date" office:date-value="2025-01-15" calcext:value-type="date">
            <text:p>2025-01-15</text:p>
          </table:table-cell>
          <table:table-cell table:style-name="ce43" office:value-type="date" office:date-value="2025-01-14" calcext:value-type="date">
            <text:p>2025-01-14</text:p>
          </table:table-cell>
          <table:table-cell table:style-name="ce43" office:value-type="date" office:date-value="2025-01-13" calcext:value-type="date">
            <text:p>2025-01-13</text:p>
          </table:table-cell>
          <table:table-cell table:style-name="ce43" office:value-type="date" office:date-value="2025-01-12" calcext:value-type="date">
            <text:p>2025-01-12</text:p>
          </table:table-cell>
          <table:table-cell table:style-name="ce43" office:value-type="date" office:date-value="2025-01-11" calcext:value-type="date">
            <text:p>2025-01-11</text:p>
          </table:table-cell>
          <table:table-cell table:style-name="ce43" office:value-type="date" office:date-value="2025-01-10" calcext:value-type="date">
            <text:p>2025-01-10</text:p>
          </table:table-cell>
          <table:table-cell table:style-name="ce43" office:value-type="date" office:date-value="2025-01-09" calcext:value-type="date">
            <text:p>2025-01-09</text:p>
          </table:table-cell>
          <table:table-cell table:style-name="ce43" office:value-type="date" office:date-value="2025-01-08" calcext:value-type="date">
            <text:p>2025-01-08</text:p>
          </table:table-cell>
          <table:table-cell table:style-name="ce43" office:value-type="date" office:date-value="2025-01-07" calcext:value-type="date">
            <text:p>2025-01-07</text:p>
          </table:table-cell>
          <table:table-cell table:style-name="ce43" office:value-type="date" office:date-value="2025-01-06" calcext:value-type="date">
            <text:p>2025-01-06</text:p>
          </table:table-cell>
          <table:table-cell table:style-name="ce43" office:value-type="date" office:date-value="2025-01-05" calcext:value-type="date">
            <text:p>2025-01-05</text:p>
          </table:table-cell>
          <table:table-cell table:style-name="ce43" office:value-type="date" office:date-value="2025-01-04" calcext:value-type="date">
            <text:p>2025-01-04</text:p>
          </table:table-cell>
          <table:table-cell table:style-name="ce43" office:value-type="date" office:date-value="2025-01-03" calcext:value-type="date">
            <text:p>2025-01-03</text:p>
          </table:table-cell>
          <table:table-cell table:style-name="ce43" office:value-type="date" office:date-value="2025-01-02" calcext:value-type="date">
            <text:p>2025-01-02</text:p>
          </table:table-cell>
          <table:table-cell table:style-name="ce43" office:value-type="date" office:date-value="2025-01-01" calcext:value-type="date">
            <text:p>2025-01-01</text:p>
          </table:table-cell>
          <table:table-cell table:style-name="ce43" office:value-type="date" office:date-value="2024-12-31" calcext:value-type="date">
            <text:p>2024-12-31</text:p>
          </table:table-cell>
          <table:table-cell table:style-name="ce43" office:value-type="date" office:date-value="2024-12-30" calcext:value-type="date">
            <text:p>2024-12-30</text:p>
          </table:table-cell>
          <table:table-cell table:style-name="ce43" office:value-type="date" office:date-value="2024-12-29" calcext:value-type="date">
            <text:p>2024-12-29</text:p>
          </table:table-cell>
          <table:table-cell table:style-name="ce43" office:value-type="date" office:date-value="2024-12-28" calcext:value-type="date">
            <text:p>2024-12-28</text:p>
          </table:table-cell>
          <table:table-cell table:style-name="ce43" office:value-type="date" office:date-value="2024-12-27" calcext:value-type="date">
            <text:p>2024-12-27</text:p>
          </table:table-cell>
          <table:table-cell table:style-name="ce43" office:value-type="date" office:date-value="2024-12-26" calcext:value-type="date">
            <text:p>2024-12-26</text:p>
          </table:table-cell>
          <table:table-cell table:style-name="ce43" office:value-type="date" office:date-value="2024-12-25" calcext:value-type="date">
            <text:p>2024-12-25</text:p>
          </table:table-cell>
          <table:table-cell table:style-name="ce43" office:value-type="date" office:date-value="2024-12-24" calcext:value-type="date">
            <text:p>2024-12-24</text:p>
          </table:table-cell>
          <table:table-cell table:style-name="ce43" office:value-type="date" office:date-value="2024-12-23" calcext:value-type="date">
            <text:p>2024-12-23</text:p>
          </table:table-cell>
          <table:table-cell table:style-name="ce43" office:value-type="date" office:date-value="2024-12-22" calcext:value-type="date">
            <text:p>2024-12-22</text:p>
          </table:table-cell>
          <table:table-cell table:style-name="ce43" office:value-type="date" office:date-value="2024-12-21" calcext:value-type="date">
            <text:p>2024-12-21</text:p>
          </table:table-cell>
          <table:table-cell table:style-name="ce43" office:value-type="date" office:date-value="2024-12-20" calcext:value-type="date">
            <text:p>2024-12-20</text:p>
          </table:table-cell>
          <table:table-cell table:style-name="ce43" office:value-type="date" office:date-value="2024-12-19" calcext:value-type="date">
            <text:p>2024-12-19</text:p>
          </table:table-cell>
          <table:table-cell table:style-name="ce43" office:value-type="date" office:date-value="2024-12-18" calcext:value-type="date">
            <text:p>2024-12-18</text:p>
          </table:table-cell>
          <table:table-cell table:style-name="ce43" office:value-type="date" office:date-value="2024-12-17" calcext:value-type="date">
            <text:p>2024-12-17</text:p>
          </table:table-cell>
          <table:table-cell table:style-name="ce43" office:value-type="date" office:date-value="2024-12-16" calcext:value-type="date">
            <text:p>2024-12-16</text:p>
          </table:table-cell>
          <table:table-cell table:style-name="ce43" office:value-type="date" office:date-value="2024-12-15" calcext:value-type="date">
            <text:p>2024-12-15</text:p>
          </table:table-cell>
          <table:table-cell table:style-name="ce43" office:value-type="date" office:date-value="2024-12-14" calcext:value-type="date">
            <text:p>2024-12-14</text:p>
          </table:table-cell>
          <table:table-cell table:style-name="ce43" office:value-type="date" office:date-value="2024-12-13" calcext:value-type="date">
            <text:p>2024-12-13</text:p>
          </table:table-cell>
          <table:table-cell table:style-name="ce43" office:value-type="date" office:date-value="2024-12-12" calcext:value-type="date">
            <text:p>2024-12-12</text:p>
          </table:table-cell>
          <table:table-cell table:style-name="ce43" office:value-type="date" office:date-value="2024-12-11" calcext:value-type="date">
            <text:p>2024-12-11</text:p>
          </table:table-cell>
          <table:table-cell table:style-name="ce43" office:value-type="date" office:date-value="2024-12-10" calcext:value-type="date">
            <text:p>2024-12-10</text:p>
          </table:table-cell>
          <table:table-cell table:style-name="ce43" office:value-type="date" office:date-value="2024-12-09" calcext:value-type="date">
            <text:p>2024-12-09</text:p>
          </table:table-cell>
          <table:table-cell table:style-name="ce43" office:value-type="date" office:date-value="2024-12-08" calcext:value-type="date">
            <text:p>2024-12-08</text:p>
          </table:table-cell>
          <table:table-cell table:style-name="ce43" office:value-type="date" office:date-value="2024-12-07" calcext:value-type="date">
            <text:p>2024-12-07</text:p>
          </table:table-cell>
          <table:table-cell table:style-name="ce43" office:value-type="date" office:date-value="2024-12-06" calcext:value-type="date">
            <text:p>2024-12-06</text:p>
          </table:table-cell>
          <table:table-cell table:style-name="ce43" office:value-type="date" office:date-value="2024-12-05" calcext:value-type="date">
            <text:p>2024-12-05</text:p>
          </table:table-cell>
          <table:table-cell table:style-name="ce43" office:value-type="date" office:date-value="2024-12-04" calcext:value-type="date">
            <text:p>2024-12-04</text:p>
          </table:table-cell>
          <table:table-cell table:style-name="ce43" office:value-type="date" office:date-value="2024-12-03" calcext:value-type="date">
            <text:p>2024-12-03</text:p>
          </table:table-cell>
          <table:table-cell table:style-name="ce43" office:value-type="date" office:date-value="2024-12-02" calcext:value-type="date">
            <text:p>2024-12-02</text:p>
          </table:table-cell>
          <table:table-cell table:style-name="ce43" office:value-type="date" office:date-value="2024-12-01" calcext:value-type="date">
            <text:p>2024-12-01</text:p>
          </table:table-cell>
          <table:table-cell table:style-name="ce43" office:value-type="date" office:date-value="2024-11-30" calcext:value-type="date">
            <text:p>2024-11-30</text:p>
          </table:table-cell>
          <table:table-cell table:style-name="ce43" office:value-type="date" office:date-value="2024-11-29" calcext:value-type="date">
            <text:p>2024-11-29</text:p>
          </table:table-cell>
          <table:table-cell table:style-name="ce43" office:value-type="date" office:date-value="2024-11-28" calcext:value-type="date">
            <text:p>2024-11-28</text:p>
          </table:table-cell>
          <table:table-cell table:style-name="ce43" office:value-type="date" office:date-value="2024-11-27" calcext:value-type="date">
            <text:p>2024-11-27</text:p>
          </table:table-cell>
          <table:table-cell table:style-name="ce43" office:value-type="date" office:date-value="2024-11-26" calcext:value-type="date">
            <text:p>2024-11-26</text:p>
          </table:table-cell>
          <table:table-cell table:style-name="ce43" office:value-type="date" office:date-value="2024-11-25" calcext:value-type="date">
            <text:p>2024-11-25</text:p>
          </table:table-cell>
          <table:table-cell table:style-name="ce43" office:value-type="date" office:date-value="2024-11-24" calcext:value-type="date">
            <text:p>2024-11-24</text:p>
          </table:table-cell>
          <table:table-cell table:style-name="ce43" office:value-type="date" office:date-value="2024-11-23" calcext:value-type="date">
            <text:p>2024-11-23</text:p>
          </table:table-cell>
          <table:table-cell table:style-name="ce43" office:value-type="date" office:date-value="2024-11-22" calcext:value-type="date">
            <text:p>2024-11-22</text:p>
          </table:table-cell>
          <table:table-cell table:style-name="ce43" office:value-type="date" office:date-value="2024-11-21" calcext:value-type="date">
            <text:p>2024-11-21</text:p>
          </table:table-cell>
          <table:table-cell table:style-name="ce43" office:value-type="date" office:date-value="2024-11-20" calcext:value-type="date">
            <text:p>2024-11-20</text:p>
          </table:table-cell>
          <table:table-cell table:style-name="ce43" office:value-type="date" office:date-value="2024-11-19" calcext:value-type="date">
            <text:p>2024-11-19</text:p>
          </table:table-cell>
          <table:table-cell table:style-name="ce43" office:value-type="date" office:date-value="2024-11-18" calcext:value-type="date">
            <text:p>2024-11-18</text:p>
          </table:table-cell>
          <table:table-cell table:style-name="ce43" office:value-type="date" office:date-value="2024-11-17" calcext:value-type="date">
            <text:p>2024-11-17</text:p>
          </table:table-cell>
          <table:table-cell table:style-name="ce43" office:value-type="date" office:date-value="2024-11-16" calcext:value-type="date">
            <text:p>2024-11-16</text:p>
          </table:table-cell>
          <table:table-cell table:style-name="ce43" office:value-type="date" office:date-value="2024-11-15" calcext:value-type="date">
            <text:p>2024-11-15</text:p>
          </table:table-cell>
          <table:table-cell table:style-name="ce43" office:value-type="date" office:date-value="2024-11-14" calcext:value-type="date">
            <text:p>2024-11-14</text:p>
          </table:table-cell>
          <table:table-cell table:style-name="ce43" office:value-type="date" office:date-value="2024-11-13" calcext:value-type="date">
            <text:p>2024-11-13</text:p>
          </table:table-cell>
          <table:table-cell table:style-name="ce43" office:value-type="date" office:date-value="2024-11-12" calcext:value-type="date">
            <text:p>2024-11-12</text:p>
          </table:table-cell>
          <table:table-cell table:style-name="ce43" office:value-type="date" office:date-value="2024-11-11" calcext:value-type="date">
            <text:p>2024-11-11</text:p>
          </table:table-cell>
          <table:table-cell table:style-name="ce43" office:value-type="date" office:date-value="2024-11-10" calcext:value-type="date">
            <text:p>2024-11-10</text:p>
          </table:table-cell>
          <table:table-cell table:style-name="ce43" office:value-type="date" office:date-value="2024-11-09" calcext:value-type="date">
            <text:p>2024-11-09</text:p>
          </table:table-cell>
          <table:table-cell table:style-name="ce43" office:value-type="date" office:date-value="2024-11-08" calcext:value-type="date">
            <text:p>2024-11-08</text:p>
          </table:table-cell>
          <table:table-cell table:style-name="ce43" office:value-type="date" office:date-value="2024-11-07" calcext:value-type="date">
            <text:p>2024-11-07</text:p>
          </table:table-cell>
          <table:table-cell table:style-name="ce13" table:number-columns-repeated="904"/>
        </table:table-row>
        <table:table-row table:style-name="ro2">
          <table:table-cell office:value-type="string" calcext:value-type="string">
            <text:p>Eletro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6" table:formula="of:=TODAY() - IFERROR(INDEX([.$A$1:.$AMJ$1]; COLUMN() + 6 + MATCH(1; OFFSET(INDIRECT(&quot;RC&quot;; 0); 0; 7; 1; 1000) &lt;&gt; &quot;&quot;; 0)); &quot;&quot;)" office:value-type="float" office:value="8" calcext:value-type="float">
            <text:p>8</text:p>
          </table:table-cell>
          <table:table-cell table:style-name="ce35" table:formula="of:=1*[.K2]+2*[.L2]+IF([.I2]=&quot;Yes&quot;; 3; 0)-0.01*[.G2]" office:value-type="float" office:value="7.92" calcext:value-type="float">
            <text:p>7.92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style-name="ce56" table:formula="of:=COUNTA(OFFSET(INDIRECT(&quot;RC&quot;;0);0;4;1;1000))" office:value-type="float" office:value="4" calcext:value-type="float">
            <text:p>4</text:p>
          </table:table-cell>
          <table:table-cell table:style-name="ce60" table:formula="of:=COUNTIF(OFFSET(INDIRECT(&quot;RC&quot;;0);0;3;1;1000);1)" office:value-type="float" office:value="3" calcext:value-type="float">
            <text:p>3</text:p>
          </table:table-cell>
          <table:table-cell table:style-name="ce64"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2" table:style-name="ce98" office:value-type="float" office:value="1" calcext:value-type="float">
            <text:p>1.00</text:p>
          </table:table-cell>
          <table:table-cell table:style-name="ce98"/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77"/>
          <table:table-cell office:value-type="float" office:value="0" calcext:value-type="float">
            <text:p>0</text:p>
          </table:table-cell>
          <table:table-cell table:number-columns-repeated="904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/>
          <table:table-cell table:formula="of:=TODAY() - IFERROR(INDEX([.$A$1:.$AMJ$1]; COLUMN() + 6 + MATCH(1; OFFSET(INDIRECT(&quot;RC&quot;; 0); 0; 7; 1; 1000) &lt;&gt; &quot;&quot;; 0)); &quot;&quot;)" office:value-type="float" office:value="43" calcext:value-type="float">
            <text:p>43</text:p>
          </table:table-cell>
          <table:table-cell table:style-name="ce35" table:formula="of:=1*[.K3]+2*[.L3]+IF([.I3]=&quot;Yes&quot;; 3; 0)-0.01*[.G3]" office:value-type="float" office:value="6.57" calcext:value-type="float">
            <text:p>6.57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3" calcext:value-type="float">
            <text:p>3</text:p>
          </table:table-cell>
          <table:table-cell table:formula="of:=COUNTIF(OFFSET(INDIRECT(&quot;RC&quot;;0);0;3;1;1000);1)" office:value-type="float" office:value="2" calcext:value-type="float">
            <text:p>2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6"/>
          <table:table-cell table:style-name="ce3" table:number-columns-repeated="19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64"/>
          <table:table-cell table:style-name="ce3" office:value-type="float" office:value="0" calcext:value-type="float">
            <text:p>0</text:p>
          </table:table-cell>
          <table:table-cell table:style-name="ce3" table:number-columns-repeated="909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1 Q5-6</text:p>
          </table:table-cell>
          <table:table-cell table:style-name="ce23" office:value-type="string" calcext:value-type="string" table:number-columns-spanned="1" table:number-rows-spanned="9">
            <text:p>Workbook for Dum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36" calcext:value-type="float">
            <text:p>36</text:p>
          </table:table-cell>
          <table:table-cell table:style-name="ce35" table:formula="of:=1*[.K4]+2*[.L4]+IF([.I4]=&quot;Yes&quot;; 3; 0)-0.01*[.G4]" office:value-type="float" office:value="5.64" calcext:value-type="float">
            <text:p>5.64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0" calcext:value-type="float">
            <text:p>0</text:p>
          </table:table-cell>
          <table:table-cell table:number-columns-repeated="909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1 Q9-10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23" calcext:value-type="float">
            <text:p>23</text:p>
          </table:table-cell>
          <table:table-cell table:style-name="ce35" table:formula="of:=1*[.K5]+2*[.L5]+IF([.I5]=&quot;Yes&quot;; 3; 0)-0.01*[.G5]" office:value-type="float" office:value="7.77" calcext:value-type="float">
            <text:p>7.77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3" calcext:value-type="float">
            <text:p>3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2" calcext:value-type="float">
            <text:p>2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number-columns-repeated="910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1 Q14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36" calcext:value-type="float">
            <text:p>36</text:p>
          </table:table-cell>
          <table:table-cell table:style-name="ce35" table:formula="of:=1*[.K6]+2*[.L6]+IF([.I6]=&quot;Yes&quot;; 3; 0)-0.01*[.G6]" office:value-type="float" office:value="5.64" calcext:value-type="float">
            <text:p>5.64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number-columns-repeated="910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1 p.17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9" calcext:value-type="float">
            <text:p>19</text:p>
          </table:table-cell>
          <table:table-cell table:style-name="ce35" table:formula="of:=1*[.K7]+2*[.L7]+IF([.I7]=&quot;Yes&quot;; 3; 0)-0.01*[.G7]" office:value-type="float" office:value="7.81" calcext:value-type="float">
            <text:p>7.81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formula="of:=COUNTA(OFFSET(INDIRECT(&quot;RC&quot;;0);0;4;1;1000))" office:value-type="float" office:value="4" calcext:value-type="float">
            <text:p>4</text:p>
          </table:table-cell>
          <table:table-cell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4" calcext:value-type="float">
            <text:p>4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1"/>
          <table:table-cell office:value-type="float" office:value="0" calcext:value-type="float">
            <text:p>0</text:p>
          </table:table-cell>
          <table:table-cell table:number-columns-repeated="910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4 p.103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23" calcext:value-type="float">
            <text:p>23</text:p>
          </table:table-cell>
          <table:table-cell table:style-name="ce35" table:formula="of:=1*[.K8]+2*[.L8]+IF([.I8]=&quot;Yes&quot;; 3; 0)-0.01*[.G8]" office:value-type="float" office:value="3.77" calcext:value-type="float">
            <text:p>3.77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2" calcext:value-type="float">
            <text:p>2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number-columns-repeated="910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4 Q10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23" calcext:value-type="float">
            <text:p>23</text:p>
          </table:table-cell>
          <table:table-cell table:style-name="ce35" table:formula="of:=1*[.K9]+2*[.L9]+IF([.I9]=&quot;Yes&quot;; 3; 0)-0.01*[.G9]" office:value-type="float" office:value="5.77" calcext:value-type="float">
            <text:p>5.77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9"/>
          <table:table-cell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4 p.106</text:p>
          </table:table-cell>
          <table:covered-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03" calcext:value-type="float">
            <text:p>103</text:p>
          </table:table-cell>
          <table:table-cell table:style-name="ce35" table:formula="of:=1*[.K10]+2*[.L10]+IF([.I10]=&quot;Yes&quot;; 3; 0)-0.01*[.G10]" office:value-type="float" office:value="0.97" calcext:value-type="float">
            <text:p>0.97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formula="of:=COUNTA(OFFSET(INDIRECT(&quot;RC&quot;;0);0;4;1;1000))" office:value-type="float" office:value="1" calcext:value-type="float">
            <text:p>1</text:p>
          </table:table-cell>
          <table:table-cell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95"/>
          <table:table-cell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office:value-type="string" calcext:value-type="string">
            <text:p>EDA</text:p>
          </table:table-cell>
          <table:table-cell office:value-type="string" calcext:value-type="string">
            <text:p>C4 p.108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03" calcext:value-type="float">
            <text:p>103</text:p>
          </table:table-cell>
          <table:table-cell table:style-name="ce35" table:formula="of:=1*[.K11]+2*[.L11]+IF([.I11]=&quot;Yes&quot;; 3; 0)-0.01*[.G11]" office:value-type="float" office:value="0.97" calcext:value-type="float">
            <text:p>0.97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formula="of:=COUNTA(OFFSET(INDIRECT(&quot;RC&quot;;0);0;4;1;1000))" office:value-type="float" office:value="1" calcext:value-type="float">
            <text:p>1</text:p>
          </table:table-cell>
          <table:table-cell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95"/>
          <table:table-cell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9" office:value-type="string" calcext:value-type="string">
            <text:p>EDA</text:p>
          </table:table-cell>
          <table:table-cell table:style-name="ce9" office:value-type="string" calcext:value-type="string">
            <text:p>C5 p.123</text:p>
          </table:table-cell>
          <table:covered-table-cell table:style-name="ce9"/>
          <table:table-cell table:style-name="ce9" office:value-type="float" office:value="11" calcext:value-type="float">
            <text:p>11</text:p>
          </table:table-cell>
          <table:table-cell table:style-name="ce9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03" calcext:value-type="float">
            <text:p>103</text:p>
          </table:table-cell>
          <table:table-cell table:style-name="ce35" table:formula="of:=1*[.K12]+2*[.L12]+IF([.I12]=&quot;Yes&quot;; 3; 0)-0.01*[.G12]" office:value-type="float" office:value="0.97" calcext:value-type="float">
            <text:p>0.97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formula="of:=COUNTA(OFFSET(INDIRECT(&quot;RC&quot;;0);0;4;1;1000))" office:value-type="float" office:value="1" calcext:value-type="float">
            <text:p>1</text:p>
          </table:table-cell>
          <table:table-cell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6"/>
          <table:table-cell table:style-name="ce9" table:number-columns-repeated="79"/>
          <table:table-cell table:style-name="ce9" office:value-type="float" office:value="0" calcext:value-type="float">
            <text:p>0</text:p>
          </table:table-cell>
          <table:table-cell table:style-name="ce9" table:number-columns-repeated="915"/>
        </table:table-row>
        <table:table-row table:style-name="ro2"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L2-Q1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8" calcext:value-type="float">
            <text:p>18</text:p>
          </table:table-cell>
          <table:table-cell table:style-name="ce35" table:formula="of:=1*[.K13]+2*[.L13]+IF([.I13]=&quot;Yes&quot;; 3; 0)-0.01*[.G13]" office:value-type="float" office:value="9.82" calcext:value-type="float">
            <text:p>9.82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4" calcext:value-type="float">
            <text:p>4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3" calcext:value-type="float">
            <text:p>3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4"/>
          <table:table-cell office:value-type="float" office:value="0" calcext:value-type="float">
            <text:p>0</text:p>
          </table:table-cell>
          <table:table-cell table:number-columns-repeated="920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8" calcext:value-type="float">
            <text:p>18</text:p>
          </table:table-cell>
          <table:table-cell table:style-name="ce35" table:formula="of:=1*[.K14]+2*[.L14]+IF([.I14]=&quot;Yes&quot;; 3; 0)-0.01*[.G14]" office:value-type="float" office:value="9.82" calcext:value-type="float">
            <text:p>9.82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4" calcext:value-type="float">
            <text:p>4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3" calcext:value-type="float">
            <text:p>3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4"/>
          <table:table-cell office:value-type="float" office:value="0" calcext:value-type="float">
            <text:p>0</text:p>
          </table:table-cell>
          <table:table-cell table:number-columns-repeated="920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8" calcext:value-type="float">
            <text:p>18</text:p>
          </table:table-cell>
          <table:table-cell table:style-name="ce35" table:formula="of:=1*[.K15]+2*[.L15]+IF([.I15]=&quot;Yes&quot;; 3; 0)-0.01*[.G15]" office:value-type="float" office:value="6.82" calcext:value-type="float">
            <text:p>6.82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3" calcext:value-type="float">
            <text:p>3</text:p>
          </table:table-cell>
          <table:table-cell table:formula="of:=COUNTIF(OFFSET(INDIRECT(&quot;RC&quot;;0);0;3;1;1000);1)" office:value-type="float" office:value="2" calcext:value-type="float">
            <text:p>2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0" calcext:value-type="float">
            <text:p>0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8" calcext:value-type="float">
            <text:p>18</text:p>
          </table:table-cell>
          <table:table-cell table:style-name="ce35" table:formula="of:=1*[.K16]+2*[.L16]+IF([.I16]=&quot;Yes&quot;; 3; 0)-0.01*[.G16]" office:value-type="float" office:value="7.82" calcext:value-type="float">
            <text:p>7.82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3" calcext:value-type="float">
            <text:p>3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2" calcext:value-type="float">
            <text:p>2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2"/>
          <table:table-cell office:value-type="float" office:value="0" calcext:value-type="float">
            <text:p>0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4.1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26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9" calcext:value-type="float">
            <text:p>19</text:p>
          </table:table-cell>
          <table:table-cell table:style-name="ce35" table:formula="of:=1*[.K17]+2*[.L17]+IF([.I17]=&quot;Yes&quot;; 3; 0)-0.01*[.G17]" office:value-type="float" office:value="5.81" calcext:value-type="float">
            <text:p>5.81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6"/>
          <table:table-cell office:value-type="float" office:value="0" calcext:value-type="float">
            <text:p>0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5</text:p>
          </table:table-cell>
          <table:table-cell/>
          <table:table-cell table:style-name="ce28" office:value-type="float" office:value="17" calcext:value-type="float">
            <text:p>17</text:p>
          </table:table-cell>
          <table:table-cell table:style-name="ce28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96" calcext:value-type="float">
            <text:p>96</text:p>
          </table:table-cell>
          <table:table-cell table:style-name="ce35" table:formula="of:=1*[.K18]+2*[.L18]+IF([.I18]=&quot;Yes&quot;; 3; 0)-0.01*[.G18]" office:value-type="float" office:value="1.04" calcext:value-type="float">
            <text:p>1.04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formula="of:=COUNTA(OFFSET(INDIRECT(&quot;RC&quot;;0);0;4;1;1000))" office:value-type="float" office:value="1" calcext:value-type="float">
            <text:p>1</text:p>
          </table:table-cell>
          <table:table-cell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88"/>
          <table:table-cell office:value-type="float" office:value="0" calcext:value-type="float">
            <text:p>0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4.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8" calcext:value-type="float">
            <text:p>8</text:p>
          </table:table-cell>
          <table:table-cell table:style-name="ce35" table:formula="of:=1*[.K19]+2*[.L19]+IF([.I19]=&quot;Yes&quot;; 3; 0)-0.01*[.G19]" office:value-type="float" office:value="7.92" calcext:value-type="float">
            <text:p>7.92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3" calcext:value-type="float">
            <text:p>3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2" calcext:value-type="float">
            <text:p>2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5"/>
          <table:table-cell office:value-type="float" office:value="0" calcext:value-type="float">
            <text:p>0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95" calcext:value-type="float">
            <text:p>95</text:p>
          </table:table-cell>
          <table:table-cell table:style-name="ce35" table:formula="of:=1*[.K20]+2*[.L20]+IF([.I20]=&quot;Yes&quot;; 3; 0)-0.01*[.G20]" office:value-type="float" office:value="1.05" calcext:value-type="float">
            <text:p>1.05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formula="of:=COUNTA(OFFSET(INDIRECT(&quot;RC&quot;;0);0;4;1;1000))" office:value-type="float" office:value="1" calcext:value-type="float">
            <text:p>1</text:p>
          </table:table-cell>
          <table:table-cell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87"/>
          <table:table-cell office:value-type="float" office:value="0" calcext:value-type="float">
            <text:p>0</text:p>
          </table:table-cell>
          <table:table-cell table:number-columns-repeated="92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1" calcext:value-type="float">
            <text:p>11</text:p>
          </table:table-cell>
          <table:table-cell table:style-name="ce35" table:formula="of:=1*[.K21]+2*[.L21]+IF([.I21]=&quot;Yes&quot;; 3; 0)-0.01*[.G21]" office:value-type="float" office:value="7.89" calcext:value-type="float">
            <text:p>7.89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3" calcext:value-type="float">
            <text:p>3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2" calcext:value-type="float">
            <text:p>2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9"/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9" calcext:value-type="float">
            <text:p>19</text:p>
          </table:table-cell>
          <table:table-cell table:style-name="ce35" table:formula="of:=1*[.K22]+2*[.L22]+IF([.I22]=&quot;Yes&quot;; 3; 0)-0.01*[.G22]" office:value-type="float" office:value="5.81" calcext:value-type="float">
            <text:p>5.81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9" calcext:value-type="float">
            <text:p>19</text:p>
          </table:table-cell>
          <table:table-cell table:style-name="ce35" table:formula="of:=1*[.K23]+2*[.L23]+IF([.I23]=&quot;Yes&quot;; 3; 0)-0.01*[.G23]" office:value-type="float" office:value="5.81" calcext:value-type="float">
            <text:p>5.81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19" calcext:value-type="float">
            <text:p>19</text:p>
          </table:table-cell>
          <table:table-cell table:style-name="ce35" table:formula="of:=1*[.K24]+2*[.L24]+IF([.I24]=&quot;Yes&quot;; 3; 0)-0.01*[.G24]" office:value-type="float" office:value="5.81" calcext:value-type="float">
            <text:p>5.81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-Q1</text:p>
          </table:table-cell>
          <table:table-cell/>
          <table:table-cell table:style-name="ce15" office:value-type="float" office:value="24" calcext:value-type="float">
            <text:p>24</text:p>
          </table:table-cell>
          <table:table-cell table:style-name="ce15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47" calcext:value-type="float">
            <text:p>47</text:p>
          </table:table-cell>
          <table:table-cell table:style-name="ce35" table:formula="of:=1*[.K25]+2*[.L25]+IF([.I25]=&quot;Yes&quot;; 3; 0)-0.01*[.G25]" office:value-type="float" office:value="6.53" calcext:value-type="float">
            <text:p>6.53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3" calcext:value-type="float">
            <text:p>3</text:p>
          </table:table-cell>
          <table:table-cell table:formula="of:=COUNTIF(OFFSET(INDIRECT(&quot;RC&quot;;0);0;3;1;1000);1)" office:value-type="float" office:value="2" calcext:value-type="float">
            <text:p>2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39"/>
          <table:table-cell table:number-columns-repeated="2" office:value-type="float" office:value="1" calcext:value-type="float">
            <text:p>1</text:p>
          </table:table-cell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931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-Q2</text:p>
          </table:table-cell>
          <table:table-cell/>
          <table:table-cell table:style-name="ce15" office:value-type="float" office:value="25" calcext:value-type="float">
            <text:p>25</text:p>
          </table:table-cell>
          <table:table-cell table:style-name="ce15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54" calcext:value-type="float">
            <text:p>54</text:p>
          </table:table-cell>
          <table:table-cell table:style-name="ce35" table:formula="of:=1*[.K26]+2*[.L26]+IF([.I26]=&quot;Yes&quot;; 3; 0)-0.01*[.G26]" office:value-type="float" office:value="3.46" calcext:value-type="float">
            <text:p>3.46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2" calcext:value-type="float">
            <text:p>2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46"/>
          <table:table-cell table:number-columns-repeated="2" office:value-type="float" office:value="0" calcext:value-type="float">
            <text:p>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-Q3</text:p>
          </table:table-cell>
          <table:table-cell/>
          <table:table-cell table:style-name="ce15" office:value-type="float" office:value="26" calcext:value-type="float">
            <text:p>26</text:p>
          </table:table-cell>
          <table:table-cell table:style-name="ce15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46" calcext:value-type="float">
            <text:p>46</text:p>
          </table:table-cell>
          <table:table-cell table:style-name="ce35" table:formula="of:=1*[.K27]+2*[.L27]+IF([.I27]=&quot;Yes&quot;; 3; 0)-0.01*[.G27]" office:value-type="float" office:value="7.54" calcext:value-type="float">
            <text:p>7.54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3" calcext:value-type="float">
            <text:p>3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2" calcext:value-type="float">
            <text:p>2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-Q4</text:p>
          </table:table-cell>
          <table:table-cell/>
          <table:table-cell table:style-name="ce15" office:value-type="float" office:value="27" calcext:value-type="float">
            <text:p>27</text:p>
          </table:table-cell>
          <table:table-cell table:style-name="ce15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54" calcext:value-type="float">
            <text:p>54</text:p>
          </table:table-cell>
          <table:table-cell table:style-name="ce35" table:formula="of:=1*[.K28]+2*[.L28]+IF([.I28]=&quot;Yes&quot;; 3; 0)-0.01*[.G28]" office:value-type="float" office:value="5.46" calcext:value-type="float">
            <text:p>5.46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P3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46" calcext:value-type="float">
            <text:p>46</text:p>
          </table:table-cell>
          <table:table-cell table:style-name="ce35" table:formula="of:=1*[.K29]+2*[.L29]+IF([.I29]=&quot;Yes&quot;; 3; 0)-0.01*[.G29]" office:value-type="float" office:value="9.54" calcext:value-type="float">
            <text:p>9.54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4" calcext:value-type="float">
            <text:p>4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3" calcext:value-type="float">
            <text:p>3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</text:p>
          </table:table-cell>
          <table:table-cell/>
          <table:table-cell table:style-name="ce15" office:value-type="float" office:value="29" calcext:value-type="float">
            <text:p>29</text:p>
          </table:table-cell>
          <table:table-cell table:style-name="ce15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46" calcext:value-type="float">
            <text:p>46</text:p>
          </table:table-cell>
          <table:table-cell table:style-name="ce35" table:formula="of:=1*[.K30]+2*[.L30]+IF([.I30]=&quot;Yes&quot;; 3; 0)-0.01*[.G30]" office:value-type="float" office:value="5.54" calcext:value-type="float">
            <text:p>5.54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P3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formula="of:=TODAY() - IFERROR(INDEX([.$A$1:.$AMJ$1]; COLUMN() + 6 + MATCH(1; OFFSET(INDIRECT(&quot;RC&quot;; 0); 0; 7; 1; 1000) &lt;&gt; &quot;&quot;; 0)); &quot;&quot;)" office:value-type="float" office:value="46" calcext:value-type="float">
            <text:p>46</text:p>
          </table:table-cell>
          <table:table-cell table:style-name="ce35" table:formula="of:=1*[.K31]+2*[.L31]+IF([.I31]=&quot;Yes&quot;; 3; 0)-0.01*[.G31]" office:value-type="float" office:value="5.54" calcext:value-type="float">
            <text:p>5.54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formula="of:=COUNTA(OFFSET(INDIRECT(&quot;RC&quot;;0);0;4;1;1000))" office:value-type="float" office:value="2" calcext:value-type="float">
            <text:p>2</text:p>
          </table:table-cell>
          <table:table-cell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P3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27" table:formula="of:=TODAY() - IFERROR(INDEX([.$A$1:.$AMJ$1]; COLUMN() + 6 + MATCH(1; OFFSET(INDIRECT(&quot;RC&quot;; 0); 0; 7; 1; 1000) &lt;&gt; &quot;&quot;; 0)); &quot;&quot;)" office:value-type="float" office:value="46" calcext:value-type="float">
            <text:p>46</text:p>
          </table:table-cell>
          <table:table-cell table:style-name="ce36" table:formula="of:=1*[.K32]+2*[.L32]+IF([.I32]=&quot;Yes&quot;; 3; 0)-0.01*[.G32]" office:value-type="float" office:value="5.54" calcext:value-type="float">
            <text:p>5.54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Yes" calcext:value-type="string">
            <text:p>Yes</text:p>
          </table:table-cell>
          <table:table-cell table:style-name="ce53" table:formula="of:=COUNTA(OFFSET(INDIRECT(&quot;RC&quot;;0);0;4;1;1000))" office:value-type="float" office:value="2" calcext:value-type="float">
            <text:p>2</text:p>
          </table:table-cell>
          <table:table-cell table:style-name="ce67" table:formula="of:=COUNTIF(OFFSET(INDIRECT(&quot;RC&quot;;0);0;3;1;1000);1)" office:value-type="float" office:value="1" calcext:value-type="float">
            <text:p>1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48" table:formula="of:=TODAY() - IFERROR(INDEX([.$A$1:.$AMJ$1]; COLUMN() + 6 + MATCH(1; OFFSET(INDIRECT(&quot;RC&quot;; 0); 0; 7; 1; 1000) &lt;&gt; &quot;&quot;; 0)); &quot;&quot;)" office:value-type="float" office:value="11" calcext:value-type="float">
            <text:p>11</text:p>
          </table:table-cell>
          <table:table-cell table:style-name="ce37" table:formula="of:=1*[.K33]+2*[.L33]+IF([.I33]=&quot;Yes&quot;; 3; 0)-0.01*[.G33]" office:value-type="float" office:value="3.89" calcext:value-type="float">
            <text:p>3.89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style-name="ce54" table:formula="of:=COUNTA(OFFSET(INDIRECT(&quot;RC&quot;;0);0;4;1;1000))" office:value-type="float" office:value="2" calcext:value-type="float">
            <text:p>2</text:p>
          </table:table-cell>
          <table:table-cell table:style-name="ce68"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2" calcext:value-type="float">
            <text:p>2</text:p>
          </table:table-cell>
          <table:table-cell table:style-name="ce41" table:formula="of:=IFERROR(INDEX([.$A$1:.$AMJ$1]; MAX(IF(OFFSET(INDIRECT(&quot;RC&quot;;0);0;1;1;1000)&lt;&gt;&quot;&quot;; COLUMN(OFFSET(INDIRECT(&quot;RC&quot;;0);0;1;1;1000)); 0))); &quot;&quot;)">
            <text:p/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style-name="ce48" table:formula="of:=TODAY() - IFERROR(INDEX([.$A$1:.$AMJ$1]; COLUMN() + 6 + MATCH(1; OFFSET(INDIRECT(&quot;RC&quot;; 0); 0; 7; 1; 1000) &lt;&gt; &quot;&quot;; 0)); &quot;&quot;)" office:value-type="float" office:value="11" calcext:value-type="float">
            <text:p>11</text:p>
          </table:table-cell>
          <table:table-cell table:style-name="ce37" table:formula="of:=1*[.K34]+2*[.L34]+IF([.I34]=&quot;Yes&quot;; 3; 0)-0.01*[.G34]" office:value-type="float" office:value="1.89" calcext:value-type="float">
            <text:p>1.89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style-name="ce54" table:formula="of:=COUNTA(OFFSET(INDIRECT(&quot;RC&quot;;0);0;4;1;1000))" office:value-type="float" office:value="1" calcext:value-type="float">
            <text:p>1</text:p>
          </table:table-cell>
          <table:table-cell table:style-name="ce68" table:formula="of:=COUNTIF(OFFSET(INDIRECT(&quot;RC&quot;;0);0;3;1;1000);1)" office:value-type="float" office:value="0" calcext:value-type="float">
            <text:p>0</text:p>
          </table:table-cell>
          <table:table-cell table:formula="of:=COUNTIF(OFFSET(INDIRECT(&quot;RC&quot;;0);0;2;1;1000);0)" office:value-type="float" office:value="1" calcext:value-type="float">
            <text:p>1</text:p>
          </table:table-cell>
          <table:table-cell table:style-name="ce41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3">
          <table:table-cell table:number-columns-repeated="6"/>
          <table:table-cell table:style-name="ce48"/>
          <table:table-cell table:style-name="ce37"/>
          <table:table-cell/>
          <table:table-cell table:style-name="ce54"/>
          <table:table-cell table:style-name="ce68"/>
          <table:table-cell/>
          <table:table-cell table:style-name="ce41"/>
          <table:table-cell table:number-columns-repeated="1011"/>
        </table:table-row>
        <table:table-row table:style-name="ro2">
          <table:table-cell table:number-columns-repeated="6"/>
          <table:table-cell table:style-name="ce48"/>
          <table:table-cell table:style-name="ce37"/>
          <table:table-cell/>
          <table:table-cell table:style-name="ce54"/>
          <table:table-cell table:style-name="ce68"/>
          <table:table-cell table:number-columns-repeated="1013"/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At the library 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2"/>
          <table:table-cell table:style-name="ce52" table:formula="of:=TODAY() - IFERROR(INDEX([.$A$1:.$AMJ$1]; COLUMN() + 6 + MATCH(1; OFFSET(INDIRECT(&quot;RC&quot;; 0); 0; 7; 1; 1000) &lt;&gt; &quot;&quot;; 0)); &quot;&quot;)" office:value-type="float" office:value="8" calcext:value-type="float">
            <text:p>8</text:p>
          </table:table-cell>
          <table:table-cell table:style-name="ce66" table:formula="of:=1*[.K39]+2*[.L39]+IF([.I39]=&quot;Yes&quot;; 3; 0)-0.01*[.G39]" office:value-type="float" office:value="5.92" calcext:value-type="float">
            <text:p>5.92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style-name="ce79" table:formula="of:=COUNTA(OFFSET(INDIRECT(&quot;RC&quot;;0);0;4;1;1000))" office:value-type="float" office:value="3" calcext:value-type="float">
            <text:p>3</text:p>
          </table:table-cell>
          <table:table-cell table:style-name="ce85" table:formula="of:=COUNTIF(OFFSET(INDIRECT(&quot;RC&quot;;0);0;3;1;1000);1)" office:value-type="float" office:value="0" calcext:value-type="float">
            <text:p>0</text:p>
          </table:table-cell>
          <table:table-cell table:style-name="ce89" table:formula="of:=COUNTIF(OFFSET(INDIRECT(&quot;RC&quot;;0);0;2;1;1000);0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At the library 2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2"/>
          <table:table-cell table:style-name="ce52" table:formula="of:=TODAY() - IFERROR(INDEX([.$A$1:.$AMJ$1]; COLUMN() + 6 + MATCH(1; OFFSET(INDIRECT(&quot;RC&quot;; 0); 0; 7; 1; 1000) &lt;&gt; &quot;&quot;; 0)); &quot;&quot;)" office:value-type="float" office:value="8" calcext:value-type="float">
            <text:p>8</text:p>
          </table:table-cell>
          <table:table-cell table:style-name="ce66" table:formula="of:=1*[.K40]+2*[.L40]+IF([.I40]=&quot;Yes&quot;; 3; 0)-0.01*[.G40]" office:value-type="float" office:value="1.92" calcext:value-type="float">
            <text:p>1.92</text:p>
          </table:table-cell>
          <table:table-cell table:formula="of:=IFERROR(IF(INDEX(OFFSET(INDIRECT(&quot;RC&quot;;0);0;5;1;1000); MATCH(1; OFFSET(INDIRECT(&quot;RC&quot;;0);0;5;1;1000)&lt;&gt;&quot;&quot;; 0))=1; &quot;Yes&quot;; &quot;No&quot;); &quot;No&quot;)" office:value-type="string" office:string-value="No" calcext:value-type="string">
            <text:p>No</text:p>
          </table:table-cell>
          <table:table-cell table:style-name="ce79" table:formula="of:=COUNTA(OFFSET(INDIRECT(&quot;RC&quot;;0);0;4;1;1000))" office:value-type="float" office:value="1" calcext:value-type="float">
            <text:p>1</text:p>
          </table:table-cell>
          <table:table-cell table:style-name="ce85" table:formula="of:=COUNTIF(OFFSET(INDIRECT(&quot;RC&quot;;0);0;3;1;1000);1)" office:value-type="float" office:value="0" calcext:value-type="float">
            <text:p>0</text:p>
          </table:table-cell>
          <table:table-cell table:style-name="ce89" table:formula="of:=COUNTIF(OFFSET(INDIRECT(&quot;RC&quot;;0);0;2;1;1000);0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3">
          <table:table-cell table:number-columns-repeated="6"/>
          <table:table-cell table:style-name="ce48"/>
          <table:table-cell table:style-name="ce37"/>
          <table:table-cell/>
          <table:table-cell table:style-name="ce54"/>
          <table:table-cell table:style-name="ce68"/>
          <table:table-cell table:number-columns-repeated="101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2.I1:v2.I1048576">
            <calcext:condition calcext:apply-style-name="Untitled1" calcext:value="=&quot;Yes&quot;" calcext:base-cell-address=""/>
            <calcext:condition calcext:apply-style-name="Untitled2" calcext:value="=&quot;No&quot;" calcext:base-cell-address=""/>
          </calcext:conditional-format>
          <calcext:conditional-format calcext:target-range-address="v2.H41:v2.H1048576 v2.H2:v2.H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J3:v2.J31 v2.J41:v2.J1048576 v2.J33:v2.J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3:v2.K31 v2.K41:v2.K1048576 v2.K33:v2.K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L41:v2.L1048576 v2.L3:v2.L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G3:v2.G31 v2.G41:v2.G1048576 v2.G33:v2.G3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G2:v2.G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J2:v2.J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2:v2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L2:v2.L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41:v2.H1048576 v2.H2:v2.H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J2:v2.J31 v2.J41:v2.J1048576 v2.J33:v2.J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2:v2.K31 v2.K41:v2.K1048576 v2.K33:v2.K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L41:v2.L1048576 v2.L2:v2.L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G2:v2.G31 v2.G41:v2.G1048576 v2.G33:v2.G3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J41:v2.J53 v2.J32:v2.J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41:v2.K53 v2.K32:v2.K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G41:v2.G53 v2.G32:v2.G3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J41:v2.J53 v2.J32:v2.J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41:v2.K53 v2.K32:v2.K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G41:v2.G53 v2.G32:v2.G3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H1:v2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J1:v2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1:v2.K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L1:v2.L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G1:v2.G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H1:v2.H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J1:v2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1:v2.K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L1:v2.L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G1:v2.G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H41:v2.H53 v2.H2:v2.H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41:v2.H53 v2.H2:v2.H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2:v2.H31 v2.H41:v2.H53 v2.H33:v2.H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2:v2.H31 v2.H41:v2.H53 v2.H33:v2.H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41:v2.H53 v2.H32:v2.H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41:v2.H53 v2.H32:v2.H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G39:v2.G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G39:v2.G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G39:v2.G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G39:v2.G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v2.H39:v2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39:v2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39:v2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39:v2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39:v2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39:v2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39:v2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H39:v2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J39:v2.J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J39:v2.J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J39:v2.J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J39:v2.J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39:v2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39:v2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39:v2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K39:v2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L39:v2.L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2.L39:v2.L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1" table:style-name="ta1"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2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8"/>
        <table:table-column table:style-name="co18" table:default-cell-style-name="ce8"/>
        <table:table-column table:style-name="co18" table:default-cell-style-name="ce18"/>
        <table:table-column table:style-name="co10" table:default-cell-style-name="ce18"/>
        <table:table-column table:style-name="co10" table:number-columns-repeated="1013" table:default-cell-style-name="ce14"/>
        <table:table-row table:style-name="ro1">
          <table:table-cell table:style-name="ce13" table:number-columns-repeated="2"/>
          <table:table-cell table:style-name="ce13" office:value-type="string" calcext:value-type="string">
            <text:p>Número da questão</text:p>
          </table:table-cell>
          <table:table-cell table:style-name="ce13" office:value-type="string" calcext:value-type="string">
            <text:p>Criada em</text:p>
          </table:table-cell>
          <table:table-cell table:style-name="ce13" office:value-type="string" calcext:value-type="string">
            <text:p>Último dia que tentei fazer</text:p>
          </table:table-cell>
          <table:table-cell table:style-name="ce13" office:value-type="string" calcext:value-type="string">
            <text:p># vezes que consegui com ajuda</text:p>
          </table:table-cell>
          <table:table-cell table:style-name="ce13" office:value-type="string" calcext:value-type="string">
            <text:p># vezes que consegui sem ajuda</text:p>
          </table:table-cell>
          <table:table-cell table:style-name="ce7" office:value-type="string" calcext:value-type="string">
            <text:p>Consegui fazer sem ajuda externa da última vez</text:p>
          </table:table-cell>
          <table:table-cell table:style-name="ce7" office:value-type="string" calcext:value-type="string">
            <text:p># dias desde a última vez que tentei fazer</text:p>
          </table:table-cell>
          <table:table-cell table:style-name="ce17" office:value-type="string" calcext:value-type="string">
            <text:p># vezes que tentei fazer</text:p>
          </table:table-cell>
          <table:table-cell table:style-name="ce17" office:value-type="string" calcext:value-type="string">
            <text:p>Função de avaliação</text:p>
          </table:table-cell>
          <table:table-cell table:style-name="ce13" table:number-columns-repeated="1013"/>
        </table:table-row>
        <table:table-row table:style-name="ro2">
          <table:table-cell office:value-type="string" calcext:value-type="string">
            <text:p>Eletrom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6" office:value-type="date" office:date-value="2024-11-07" calcext:value-type="date">
            <text:p>2024-11-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2]" office:value-type="float" office:value="114" calcext:value-type="float">
            <text:p>114</text:p>
          </table:table-cell>
          <table:table-cell table:formula="of:=SUM([.F2:.G2])" office:value-type="float" office:value="1" calcext:value-type="float">
            <text:p>1</text:p>
          </table:table-cell>
          <table:table-cell table:formula="of:=[.F2]+2*[.G2]+3*[.H2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date" office:date-value="2024-11-12" calcext:value-type="date">
            <text:p>2024-11-12</text:p>
          </table:table-cell>
          <table:table-cell table:style-name="ce11" office:value-type="date" office:date-value="2025-01-17" calcext:value-type="date">
            <text:p>2025-01-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formula="of:=TODAY()-[.E3]" office:value-type="float" office:value="43" calcext:value-type="float">
            <text:p>43</text:p>
          </table:table-cell>
          <table:table-cell table:formula="of:=SUM([.F3:.G3])" office:value-type="float" office:value="3" calcext:value-type="float">
            <text:p>3</text:p>
          </table:table-cell>
          <table:table-cell table:formula="of:=[.F3]+2*[.G3]+3*[.H3]" office:value-type="float" office:value="11" calcext:value-type="float">
            <text:p>11</text:p>
          </table:table-cell>
          <table:table-cell table:style-name="ce3"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ce16" office:value-type="date" office:date-value="2024-11-12" calcext:value-type="date">
            <text:p>2024-11-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4]" office:value-type="float" office:value="109" calcext:value-type="float">
            <text:p>109</text:p>
          </table:table-cell>
          <table:table-cell table:formula="of:=SUM([.F4:.G4])" office:value-type="float" office:value="1" calcext:value-type="float">
            <text:p>1</text:p>
          </table:table-cell>
          <table:table-cell table:formula="of:=[.F4]+2*[.G4]+3*[.H4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16" office:value-type="date" office:date-value="2024-11-13" calcext:value-type="date">
            <text:p>2024-11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5]" office:value-type="float" office:value="108" calcext:value-type="float">
            <text:p>108</text:p>
          </table:table-cell>
          <table:table-cell table:formula="of:=SUM([.F5:.G5])" office:value-type="float" office:value="1" calcext:value-type="float">
            <text:p>1</text:p>
          </table:table-cell>
          <table:table-cell table:formula="of:=[.F5]+2*[.G5]+3*[.H5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16" office:value-type="date" office:date-value="2024-11-13" calcext:value-type="date">
            <text:p>2024-11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6]" office:value-type="float" office:value="108" calcext:value-type="float">
            <text:p>108</text:p>
          </table:table-cell>
          <table:table-cell table:formula="of:=SUM([.F6:.G6])" office:value-type="float" office:value="1" calcext:value-type="float">
            <text:p>1</text:p>
          </table:table-cell>
          <table:table-cell table:formula="of:=[.F6]+2*[.G6]+3*[.H6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16" office:value-type="date" office:date-value="2024-11-13" calcext:value-type="date">
            <text:p>2024-11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7]" office:value-type="float" office:value="108" calcext:value-type="float">
            <text:p>108</text:p>
          </table:table-cell>
          <table:table-cell table:formula="of:=SUM([.F7:.G7])" office:value-type="float" office:value="1" calcext:value-type="float">
            <text:p>1</text:p>
          </table:table-cell>
          <table:table-cell table:formula="of:=[.F7]+2*[.G7]+3*[.H7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ce16" office:value-type="date" office:date-value="2024-11-13" calcext:value-type="date">
            <text:p>2024-11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8]" office:value-type="float" office:value="108" calcext:value-type="float">
            <text:p>108</text:p>
          </table:table-cell>
          <table:table-cell table:formula="of:=SUM([.F8:.G8])" office:value-type="float" office:value="1" calcext:value-type="float">
            <text:p>1</text:p>
          </table:table-cell>
          <table:table-cell table:formula="of:=[.F8]+2*[.G8]+3*[.H8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16" office:value-type="date" office:date-value="2024-11-18" calcext:value-type="date">
            <text:p>2024-11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9]" office:value-type="float" office:value="103" calcext:value-type="float">
            <text:p>103</text:p>
          </table:table-cell>
          <table:table-cell table:formula="of:=SUM([.F9:.G9])" office:value-type="float" office:value="1" calcext:value-type="float">
            <text:p>1</text:p>
          </table:table-cell>
          <table:table-cell table:formula="of:=[.F9]+2*[.G9]+3*[.H9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ce16" office:value-type="date" office:date-value="2024-11-18" calcext:value-type="date">
            <text:p>2024-11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0]" office:value-type="float" office:value="103" calcext:value-type="float">
            <text:p>103</text:p>
          </table:table-cell>
          <table:table-cell table:formula="of:=SUM([.F10:.G10])" office:value-type="float" office:value="1" calcext:value-type="float">
            <text:p>1</text:p>
          </table:table-cell>
          <table:table-cell table:formula="of:=[.F10]+2*[.G10]+3*[.H10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ce16" office:value-type="date" office:date-value="2024-11-18" calcext:value-type="date">
            <text:p>2024-11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1]" office:value-type="float" office:value="103" calcext:value-type="float">
            <text:p>103</text:p>
          </table:table-cell>
          <table:table-cell table:formula="of:=SUM([.F11:.G11])" office:value-type="float" office:value="1" calcext:value-type="float">
            <text:p>1</text:p>
          </table:table-cell>
          <table:table-cell table:formula="of:=[.F11]+2*[.G11]+3*[.H11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D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table:style-name="ce16" office:value-type="date" office:date-value="2024-11-18" calcext:value-type="date">
            <text:p>2024-11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2]" office:value-type="float" office:value="103" calcext:value-type="float">
            <text:p>103</text:p>
          </table:table-cell>
          <table:table-cell table:formula="of:=SUM([.F12:.G12])" office:value-type="float" office:value="1" calcext:value-type="float">
            <text:p>1</text:p>
          </table:table-cell>
          <table:table-cell table:formula="of:=[.F12]+2*[.G12]+3*[.H12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L2-Q1</text:p>
          </table:table-cell>
          <table:table-cell table:style-name="ce5" office:value-type="float" office:value="12" calcext:value-type="float">
            <text:p>12</text:p>
          </table:table-cell>
          <table:table-cell table:style-name="ce12" office:value-type="date" office:date-value="2024-11-23" calcext:value-type="date">
            <text:p>2024-11-23</text:p>
          </table:table-cell>
          <table:table-cell table:style-name="ce12" office:value-type="date" office:date-value="2025-01-17" calcext:value-type="date">
            <text:p>2025-01-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formula="of:=TODAY()-[.E13]" office:value-type="float" office:value="43" calcext:value-type="float">
            <text:p>43</text:p>
          </table:table-cell>
          <table:table-cell table:formula="of:=SUM([.F13:.G13])" office:value-type="float" office:value="2" calcext:value-type="float">
            <text:p>2</text:p>
          </table:table-cell>
          <table:table-cell table:formula="of:=[.F13]+2*[.G13]+3*[.H13]" office:value-type="float" office:value="2" calcext:value-type="float">
            <text:p>2</text:p>
          </table:table-cell>
          <table:table-cell table:style-name="ce5"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2</text:p>
          </table:table-cell>
          <table:table-cell office:value-type="float" office:value="13" calcext:value-type="float">
            <text:p>13</text:p>
          </table:table-cell>
          <table:table-cell table:style-name="ce16" office:value-type="date" office:date-value="2024-11-23" calcext:value-type="date">
            <text:p>2024-11-23</text:p>
          </table:table-cell>
          <table:table-cell table:style-name="ce16" office:value-type="date" office:date-value="2025-01-17" calcext:value-type="date">
            <text:p>2025-01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4]" office:value-type="float" office:value="43" calcext:value-type="float">
            <text:p>43</text:p>
          </table:table-cell>
          <table:table-cell table:formula="of:=SUM([.F14:.G14])" office:value-type="float" office:value="2" calcext:value-type="float">
            <text:p>2</text:p>
          </table:table-cell>
          <table:table-cell table:formula="of:=[.F14]+2*[.G14]+3*[.H14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3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" office:value-type="date" office:date-value="2024-11-25" calcext:value-type="date">
            <text:p>2024-11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5]" office:value-type="float" office:value="96" calcext:value-type="float">
            <text:p>96</text:p>
          </table:table-cell>
          <table:table-cell table:formula="of:=SUM([.F15:.G15])" office:value-type="float" office:value="1" calcext:value-type="float">
            <text:p>1</text:p>
          </table:table-cell>
          <table:table-cell table:formula="of:=[.F15]+2*[.G15]+3*[.H15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6" office:value-type="date" office:date-value="2024-11-25" calcext:value-type="date">
            <text:p>2024-11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6]" office:value-type="float" office:value="96" calcext:value-type="float">
            <text:p>96</text:p>
          </table:table-cell>
          <table:table-cell table:formula="of:=SUM([.F16:.G16])" office:value-type="float" office:value="1" calcext:value-type="float">
            <text:p>1</text:p>
          </table:table-cell>
          <table:table-cell table:formula="of:=[.F16]+2*[.G16]+3*[.H16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4.1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6" office:value-type="date" office:date-value="2024-11-25" calcext:value-type="date">
            <text:p>2024-11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7]" office:value-type="float" office:value="96" calcext:value-type="float">
            <text:p>96</text:p>
          </table:table-cell>
          <table:table-cell table:formula="of:=SUM([.F17:.G17])" office:value-type="float" office:value="1" calcext:value-type="float">
            <text:p>1</text:p>
          </table:table-cell>
          <table:table-cell table:formula="of:=[.F17]+2*[.G17]+3*[.H17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5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6" office:value-type="date" office:date-value="2024-11-25" calcext:value-type="date">
            <text:p>2024-11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8]" office:value-type="float" office:value="96" calcext:value-type="float">
            <text:p>96</text:p>
          </table:table-cell>
          <table:table-cell table:formula="of:=SUM([.F18:.G18])" office:value-type="float" office:value="1" calcext:value-type="float">
            <text:p>1</text:p>
          </table:table-cell>
          <table:table-cell table:formula="of:=[.F18]+2*[.G18]+3*[.H18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4.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" office:value-type="date" office:date-value="2024-11-25" calcext:value-type="date">
            <text:p>2024-11-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19]" office:value-type="float" office:value="96" calcext:value-type="float">
            <text:p>96</text:p>
          </table:table-cell>
          <table:table-cell table:formula="of:=SUM([.F19:.G19])" office:value-type="float" office:value="1" calcext:value-type="float">
            <text:p>1</text:p>
          </table:table-cell>
          <table:table-cell table:formula="of:=[.F19]+2*[.G19]+3*[.H19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2-Q6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6" office:value-type="date" office:date-value="2024-11-26" calcext:value-type="date">
            <text:p>2024-11-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20]" office:value-type="float" office:value="95" calcext:value-type="float">
            <text:p>95</text:p>
          </table:table-cell>
          <table:table-cell table:formula="of:=SUM([.F20:.G20])" office:value-type="float" office:value="1" calcext:value-type="float">
            <text:p>1</text:p>
          </table:table-cell>
          <table:table-cell table:formula="of:=[.F20]+2*[.G20]+3*[.H20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" office:value-type="date" office:date-value="2024-12-02" calcext:value-type="date">
            <text:p>2024-12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21]" office:value-type="float" office:value="89" calcext:value-type="float">
            <text:p>89</text:p>
          </table:table-cell>
          <table:table-cell table:formula="of:=SUM([.F21:.G21])" office:value-type="float" office:value="1" calcext:value-type="float">
            <text:p>1</text:p>
          </table:table-cell>
          <table:table-cell table:formula="of:=[.F21]+2*[.G21]+3*[.H21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6" office:value-type="date" office:date-value="2024-12-02" calcext:value-type="date">
            <text:p>2024-12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22]" office:value-type="float" office:value="89" calcext:value-type="float">
            <text:p>89</text:p>
          </table:table-cell>
          <table:table-cell table:formula="of:=SUM([.F22:.G22])" office:value-type="float" office:value="1" calcext:value-type="float">
            <text:p>1</text:p>
          </table:table-cell>
          <table:table-cell table:formula="of:=[.F22]+2*[.G22]+3*[.H22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" office:value-type="date" office:date-value="2024-12-02" calcext:value-type="date">
            <text:p>2024-12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23]" office:value-type="float" office:value="89" calcext:value-type="float">
            <text:p>89</text:p>
          </table:table-cell>
          <table:table-cell table:formula="of:=SUM([.F23:.G23])" office:value-type="float" office:value="1" calcext:value-type="float">
            <text:p>1</text:p>
          </table:table-cell>
          <table:table-cell table:formula="of:=[.F23]+2*[.G23]+3*[.H23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6" office:value-type="date" office:date-value="2024-12-02" calcext:value-type="date">
            <text:p>2024-12-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24]" office:value-type="float" office:value="89" calcext:value-type="float">
            <text:p>89</text:p>
          </table:table-cell>
          <table:table-cell table:formula="of:=SUM([.F24:.G24])" office:value-type="float" office:value="1" calcext:value-type="float">
            <text:p>1</text:p>
          </table:table-cell>
          <table:table-cell table:formula="of:=[.F24]+2*[.G24]+3*[.H24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-Q1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date" office:date-value="2024-12-04" calcext:value-type="date">
            <text:p>2024-12-04</text:p>
          </table:table-cell>
          <table:table-cell table:style-name="ce16" office:value-type="date" office:date-value="2025-01-13" calcext:value-type="date">
            <text:p>2025-01-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TODAY()-[.E25]" office:value-type="float" office:value="47" calcext:value-type="float">
            <text:p>47</text:p>
          </table:table-cell>
          <table:table-cell table:formula="of:=SUM([.F25:.G25])" office:value-type="float" office:value="3" calcext:value-type="float">
            <text:p>3</text:p>
          </table:table-cell>
          <table:table-cell table:formula="of:=[.F25]+2*[.G25]+3*[.H25]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-Q2</text:p>
          </table:table-cell>
          <table:table-cell table:style-name="ce15" office:value-type="float" office:value="25" calcext:value-type="float">
            <text:p>25</text:p>
          </table:table-cell>
          <table:table-cell table:style-name="ce16" office:value-type="date" office:date-value="2024-01-06" calcext:value-type="date">
            <text:p>2024-01-06</text:p>
          </table:table-cell>
          <table:table-cell table:style-name="ce16" office:value-type="date" office:date-value="2024-12-26" calcext:value-type="date">
            <text:p>2024-12-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ODAY()-[.E26]" office:value-type="float" office:value="65" calcext:value-type="float">
            <text:p>65</text:p>
          </table:table-cell>
          <table:table-cell table:formula="of:=SUM([.F26:.G26])" office:value-type="float" office:value="2" calcext:value-type="float">
            <text:p>2</text:p>
          </table:table-cell>
          <table:table-cell table:formula="of:=[.F26]+2*[.G26]+3*[.H26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-Q3</text:p>
          </table:table-cell>
          <table:table-cell table:style-name="ce15" office:value-type="float" office:value="26" calcext:value-type="float">
            <text:p>26</text:p>
          </table:table-cell>
          <table:table-cell table:style-name="ce16" office:value-type="date" office:date-value="2024-01-06" calcext:value-type="date">
            <text:p>2024-01-06</text:p>
          </table:table-cell>
          <table:table-cell table:style-name="ce16" office:value-type="date" office:date-value="2025-01-14" calcext:value-type="date">
            <text:p>2025-01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TODAY()-[.E27]" office:value-type="float" office:value="46" calcext:value-type="float">
            <text:p>46</text:p>
          </table:table-cell>
          <table:table-cell table:formula="of:=SUM([.F27:.G27])" office:value-type="float" office:value="3" calcext:value-type="float">
            <text:p>3</text:p>
          </table:table-cell>
          <table:table-cell table:formula="of:=[.F27]+2*[.G27]+3*[.H27]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-Q4</text:p>
          </table:table-cell>
          <table:table-cell table:style-name="ce15" office:value-type="float" office:value="27" calcext:value-type="float">
            <text:p>27</text:p>
          </table:table-cell>
          <table:table-cell table:style-name="ce16" office:value-type="date" office:date-value="2024-01-06" calcext:value-type="date">
            <text:p>2024-01-06</text:p>
          </table:table-cell>
          <table:table-cell table:style-name="ce16" office:value-type="date" office:date-value="2025-01-06" calcext:value-type="date">
            <text:p>2025-01-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TODAY()-[.E28]" office:value-type="float" office:value="54" calcext:value-type="float">
            <text:p>54</text:p>
          </table:table-cell>
          <table:table-cell table:formula="of:=SUM([.F28:.G28])" office:value-type="float" office:value="2" calcext:value-type="float">
            <text:p>2</text:p>
          </table:table-cell>
          <table:table-cell table:formula="of:=[.F28]+2*[.G28]+3*[.H28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P3</text:p>
          </table:table-cell>
          <table:table-cell table:style-name="ce4" office:value-type="float" office:value="28" calcext:value-type="float">
            <text:p>28</text:p>
          </table:table-cell>
          <table:table-cell table:style-name="ce16" office:value-type="date" office:date-value="2025-01-11" calcext:value-type="date">
            <text:p>2025-01-11</text:p>
          </table:table-cell>
          <table:table-cell table:style-name="ce16" office:value-type="date" office:date-value="2025-01-14" calcext:value-type="date">
            <text:p>2025-01-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TODAY()-[.E29]" office:value-type="float" office:value="46" calcext:value-type="float">
            <text:p>46</text:p>
          </table:table-cell>
          <table:table-cell table:formula="of:=SUM([.F29:.G29])" office:value-type="float" office:value="4" calcext:value-type="float">
            <text:p>4</text:p>
          </table:table-cell>
          <table:table-cell table:formula="of:=[.F29]+2*[.G29]+3*[.H29]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L3</text:p>
          </table:table-cell>
          <table:table-cell table:style-name="ce15" office:value-type="float" office:value="29" calcext:value-type="float">
            <text:p>29</text:p>
          </table:table-cell>
          <table:table-cell table:style-name="ce16" office:value-type="date" office:date-value="2025-01-11" calcext:value-type="date">
            <text:p>2025-01-11</text:p>
          </table:table-cell>
          <table:table-cell table:style-name="ce16" office:value-type="date" office:date-value="2025-01-14" calcext:value-type="date">
            <text:p>2025-01-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TODAY()-[.E30]" office:value-type="float" office:value="46" calcext:value-type="float">
            <text:p>46</text:p>
          </table:table-cell>
          <table:table-cell table:formula="of:=SUM([.F30:.G30])" office:value-type="float" office:value="2" calcext:value-type="float">
            <text:p>2</text:p>
          </table:table-cell>
          <table:table-cell table:formula="of:=[.F30]+2*[.G30]+3*[.H30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P3</text:p>
          </table:table-cell>
          <table:table-cell table:style-name="ce4" office:value-type="float" office:value="30" calcext:value-type="float">
            <text:p>30</text:p>
          </table:table-cell>
          <table:table-cell table:style-name="ce16" office:value-type="date" office:date-value="2025-01-12" calcext:value-type="date">
            <text:p>2025-01-12</text:p>
          </table:table-cell>
          <table:table-cell table:style-name="ce16" office:value-type="date" office:date-value="2025-01-14" calcext:value-type="date">
            <text:p>2025-01-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TODAY()-[.E31]" office:value-type="float" office:value="46" calcext:value-type="float">
            <text:p>46</text:p>
          </table:table-cell>
          <table:table-cell table:formula="of:=SUM([.F31:.G31])" office:value-type="float" office:value="2" calcext:value-type="float">
            <text:p>2</text:p>
          </table:table-cell>
          <table:table-cell table:formula="of:=[.F31]+2*[.G31]+3*[.H31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P3</text:p>
          </table:table-cell>
          <table:table-cell table:style-name="ce4" office:value-type="float" office:value="31" calcext:value-type="float">
            <text:p>31</text:p>
          </table:table-cell>
          <table:table-cell table:style-name="ce16" office:value-type="date" office:date-value="2025-01-13" calcext:value-type="date">
            <text:p>2025-01-13</text:p>
          </table:table-cell>
          <table:table-cell table:style-name="ce16" office:value-type="date" office:date-value="2025-01-14" calcext:value-type="date">
            <text:p>2025-01-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TODAY()-[.E32]" office:value-type="float" office:value="46" calcext:value-type="float">
            <text:p>46</text:p>
          </table:table-cell>
          <table:table-cell table:formula="of:=SUM([.F32:.G32])" office:value-type="float" office:value="2" calcext:value-type="float">
            <text:p>2</text:p>
          </table:table-cell>
          <table:table-cell table:formula="of:=[.F32]+2*[.G32]+3*[.H32]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table:formula="of:=SUM([.F33:.G33])" office:value-type="float" office:value="0" calcext:value-type="float">
            <text:p>0</text:p>
          </table:table-cell>
          <table:table-cell table:formula="of:=[.F33]+2*[.G33]+3*[.H3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table:formula="of:=SUM([.F34:.G34])" office:value-type="float" office:value="0" calcext:value-type="float">
            <text:p>0</text:p>
          </table:table-cell>
          <table:table-cell table:formula="of:=[.F34]+2*[.G34]+3*[.H3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6"/>
          <table:table-cell table:formula="of:=SUM([.F35:.G35])" office:value-type="float" office:value="0" calcext:value-type="float">
            <text:p>0</text:p>
          </table:table-cell>
          <table:table-cell table:formula="of:=[.F35]+2*[.G35]+3*[.H35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6"/>
          <table:table-cell table:formula="of:=SUM([.F36:.G36])" office:value-type="float" office:value="0" calcext:value-type="float">
            <text:p>0</text:p>
          </table:table-cell>
          <table:table-cell table:formula="of:=[.F36]+2*[.G36]+3*[.H36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/>
          <table:table-cell table:formula="of:=SUM([.F37:.G37])" office:value-type="float" office:value="0" calcext:value-type="float">
            <text:p>0</text:p>
          </table:table-cell>
          <table:table-cell table:formula="of:=[.F37]+2*[.G37]+3*[.H37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6"/>
          <table:table-cell table:formula="of:=SUM([.F38:.G38])" office:value-type="float" office:value="0" calcext:value-type="float">
            <text:p>0</text:p>
          </table:table-cell>
          <table:table-cell table:formula="of:=[.F38]+2*[.G38]+3*[.H38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6"/>
          <table:table-cell table:formula="of:=SUM([.F39:.G39])" office:value-type="float" office:value="0" calcext:value-type="float">
            <text:p>0</text:p>
          </table:table-cell>
          <table:table-cell table:formula="of:=[.F39]+2*[.G39]+3*[.H39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6"/>
          <table:table-cell table:formula="of:=SUM([.F40:.G40])" office:value-type="float" office:value="0" calcext:value-type="float">
            <text:p>0</text:p>
          </table:table-cell>
          <table:table-cell table:formula="of:=[.F40]+2*[.G40]+3*[.H40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6"/>
          <table:table-cell table:formula="of:=SUM([.F41:.G41])" office:value-type="float" office:value="0" calcext:value-type="float">
            <text:p>0</text:p>
          </table:table-cell>
          <table:table-cell table:formula="of:=[.F41]+2*[.G41]+3*[.H41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6"/>
          <table:table-cell table:formula="of:=SUM([.F42:.G4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6"/>
          <table:table-cell table:formula="of:=SUM([.F43:.G43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>
      <style:table-cell-properties fo:background-color="#00a933"/>
    </style:style>
    <style:style style:name="Untitled2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08:13:45.80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23T11:34:54.364000000</meta:creation-date>
    <dc:date>2025-03-01T08:15:37.646000000</dc:date>
    <meta:editing-duration>P1DT3H36M38S</meta:editing-duration>
    <meta:editing-cycles>135</meta:editing-cycles>
    <meta:generator>LibreOffice/7.2.4.1$Windows_X86_64 LibreOffice_project/27d75539669ac387bb498e35313b970b7fe9c4f9</meta:generator>
    <meta:document-statistic meta:table-count="2" meta:cell-count="922" meta:object-count="0"/>
  </office:meta>
</office:document-meta>
</file>

<file path=Basic/Standard/MaxEmptyCols.xml><?xml version="1.0" encoding="utf-8"?>
<!DOCTYPE module  PUBLIC '-//OpenOffice.org//DTD OfficeDocument 1.0//EN'  'module.dtd'>
<script:module xmlns:script="http://openoffice.org/2000/script" script:name="MaxEmptyCols" script:language="StarBasic" script:moduleType="normal">Function ComputeAttemptsBetween(oRowRange As Object, oHeaderRange As Object) As Long

    Dim colCount As Long
    colCount = oRowRange.Columns.Count
    
    ' Safety check: the row range and header range should match in width
    If colCount &lt;&gt; oHeaderRange.Columns.Count Then
        ComputeAttemptsBetween = 0
        Exit Function
    End If
    
    Dim lastWithoutCol As Long : lastWithoutCol = -1
    Dim penultimateWithoutCol As Long : penultimateWithoutCol = -1
    Dim withHelpCol As Long : withHelpCol = -1
    
    ' 1) Find the leftmost "1" in the row
    Dim c As Long
    For c = 0 To colCount - 1
        If oRowRange.getCellByPosition(c, 0).getString() = "1" Then
            lastWithoutCol = c
            Exit For
        End If
    Next c
    
    ' 2) Find the second "1" to the right
    If lastWithoutCol &lt;&gt; -1 Then
        For c = lastWithoutCol + 1 To colCount - 1
            If oRowRange.getCellByPosition(c, 0).getString() = "1" Then
                penultimateWithoutCol = c
                Exit For
            End If
        Next c
    End If
    
    ' 3) Find the leftmost "0" in the row
    For c = 0 To colCount - 1
        If oRowRange.getCellByPosition(c, 0).getString() = "0" Then
            withHelpCol = c
            Exit For
        End If
    Next c
    
    ' 4) Read the corresponding dates from the header row
    Dim dLastWithout As Double : dLastWithout = 0
    Dim dPenultimateWithout As Double : dPenultimateWithout = 0
    Dim dWithHelp As Double : dWithHelp = 0
    
    If lastWithoutCol &lt;&gt; -1 Then
        dLastWithout = oHeaderRange.getCellByPosition(lastWithoutCol, 0).getValue()
    End If
    
    If penultimateWithoutCol &lt;&gt; -1 Then
        dPenultimateWithout = oHeaderRange.getCellByPosition(penultimateWithoutCol, 0).getValue()
    End If
    
    If withHelpCol &lt;&gt; -1 Then
        dWithHelp = oHeaderRange.getCellByPosition(withHelpCol, 0).getValue()
    End If
    
    ' 5) Determine the final result
    Dim resultValue As Long : resultValue = 0
    
    ' If we don't have two "1"s, result = 0
    If (lastWithoutCol = -1) Or (penultimateWithoutCol = -1) Then
        resultValue = 0
    Else
        ' We have two "1"s
        If withHelpCol &lt;&gt; -1 Then
            ' Check if dateWithHelp is between lastAttemptWithoutHelp and penultimateAttemptWithoutHelp
            Dim minDate As Double, maxDate As Double
            If dLastWithout &lt; dPenultimateWithout Then
                minDate = dLastWithout
                maxDate = dPenultimateWithout
            Else
                minDate = dPenultimateWithout
                maxDate = dLastWithout
            End If
            If (dWithHelp &gt;= minDate) And (dWithHelp &lt;= maxDate) Then
                resultValue = 0
            Else
                ' Return column distance
                resultValue = penultimateWithoutCol - lastWithoutCol
            End If
        Else
            ' No "0" found, so just return distance
            resultValue = penultimateWithoutCol - lastWithoutCol
        End If
    End If
    
    ComputeAttemptsBetween = resultValue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xEmptyC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